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f194" officeooo:paragraph-rsid="0020f194"/>
    </style:style>
    <style:style style:name="P2" style:family="paragraph" style:parent-style-name="Standard">
      <style:text-properties officeooo:rsid="0020f194" officeooo:paragraph-rsid="0021660d"/>
    </style:style>
    <style:style style:name="P3" style:family="paragraph" style:parent-style-name="Standard">
      <style:text-properties fo:font-size="16pt" officeooo:rsid="0020f194" officeooo:paragraph-rsid="0021660d" style:font-size-asian="16pt" style:font-size-complex="16pt"/>
    </style:style>
    <style:style style:name="P4" style:family="paragraph" style:parent-style-name="Standard">
      <style:text-properties fo:font-size="16pt" officeooo:rsid="0020f194" officeooo:paragraph-rsid="0020f194" style:font-size-asian="16pt" style:font-size-complex="16pt"/>
    </style:style>
    <style:style style:name="P5" style:family="paragraph" style:parent-style-name="Standard" style:list-style-name="L1">
      <style:text-properties officeooo:rsid="0021660d" officeooo:paragraph-rsid="0021660d"/>
    </style:style>
    <style:style style:name="P6" style:family="paragraph" style:parent-style-name="Standard" style:list-style-name="L1">
      <style:text-properties officeooo:rsid="0025ebd7" officeooo:paragraph-rsid="0025ebd7"/>
    </style:style>
    <style:style style:name="T1" style:family="text">
      <style:text-properties officeooo:rsid="0021660d"/>
    </style:style>
    <style:style style:name="T2" style:family="text">
      <style:text-properties officeooo:rsid="00234de5"/>
    </style:style>
    <style:style style:name="T3" style:family="text">
      <style:text-properties officeooo:rsid="00242818"/>
    </style:style>
    <style:style style:name="T4" style:family="text">
      <style:text-properties officeooo:rsid="0025eb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PROGRAM FOR SOLVING 2D DIFFUSION EQUATION (Diffusion Coefficient D = 1) WITH ADI METHOD USING JACOBI ALGORITHM FOR IMPLICIT DISCRETIZATION.</text:p>
      <text:p text:style-name="P1"/>
      <text:p text:style-name="P1">#include &lt;stdio.h&gt; </text:p>
      <text:p text:style-name="P1">#include &lt;stdlib.h&gt; </text:p>
      <text:p text:style-name="P1"/>
      <text:p text:style-name="P1">#define MESHX 100 </text:p>
      <text:p text:style-name="P1">#define MESHY 100 </text:p>
      <text:p text:style-name="P1"/>
      <text:p text:style-name="P1">#define ntime 2000 </text:p>
      <text:p text:style-name="P1">#define deltat 0.1 </text:p>
      <text:p text:style-name="P1">#define deltax 1.0 </text:p>
      <text:p text:style-name="P1">#define deltay 1.0 </text:p>
      <text:p text:style-name="P1">#define saveT 200 </text:p>
      <text:p text:style-name="P1">#define radius 20 </text:p>
      <text:p text:style-name="P1">double c_old[MESHX+2][MESHY+2]; </text:p>
      <text:p text:style-name="P1">double c_k[MESHX+2][MESHY+2]; </text:p>
      <text:p text:style-name="P1"/>
      <text:p text:style-name="P1">void initialize(); </text:p>
      <text:p text:style-name="P1">void update(); </text:p>
      <text:p text:style-name="P1">void writetofile (FILE *fp); </text:p>
      <text:p text:style-name="P1"/>
      <text:p text:style-name="P1">void main () </text:p>
      <text:p text:style-name="P1">{ </text:p>
      <text:p text:style-name="P1"><text:tab/>long t; </text:p>
      <text:p text:style-name="P1"><text:tab/>long x,y; </text:p>
      <text:p text:style-name="P1"><text:tab/>char filename [1000]; </text:p>
      <text:p text:style-name="P1"><text:tab/> </text:p>
      <text:p text:style-name="P1"><text:tab/>double a_x[MESHX+1]; </text:p>
      <text:p text:style-name="P1"><text:tab/>double b_x[MESHX+1]; </text:p>
      <text:p text:style-name="P1"><text:tab/>double c_x[MESHX+1]; </text:p>
      <text:p text:style-name="P1"><text:tab/>double d_x[MESHX+1]; </text:p>
      <text:p text:style-name="P1"><text:tab/> </text:p>
      <text:p text:style-name="P1"><text:tab/>double a_y[MESHY+1]; </text:p>
      <text:p text:style-name="P1"><text:tab/>double b_y[MESHY+1]; </text:p>
      <text:p text:style-name="P1"><text:tab/>double c_y[MESHY+1]; </text:p>
      <text:p text:style-name="P1"><text:tab/>double d_y[MESHY+1]; </text:p>
      <text:p text:style-name="P1"><text:tab/>double inv_deltax2 = 1/(deltax*deltax); </text:p>
      <text:p text:style-name="P1"><text:tab/>long iter; </text:p>
      <text:p text:style-name="P1"><text:tab/> </text:p>
      <text:p text:style-name="P1"><text:tab/>double alpha = inv_deltax2*deltat; </text:p>
      <text:p text:style-name="P1"><text:tab/> </text:p>
      <text:p text:style-name="P1"><text:tab/>FILE *fp; </text:p>
      <text:p text:style-name="P1"><text:tab/>c_old[MESHX+2][MESHY+2]; </text:p>
      <text:p text:style-name="P1"><text:tab/> </text:p>
      <text:p text:style-name="P1"><text:tab/>initialize(); </text:p>
      <text:p text:style-name="P1"><text:tab/>update(); </text:p>
      <text:p text:style-name="P1"><text:tab/> </text:p>
      <text:p text:style-name="P1"><text:tab/> </text:p>
      <text:p text:style-name="P1"><text:tab/>for (t=0;t&lt;ntime;t++) </text:p>
      <text:p text:style-name="P1"><text:soft-page-break/><text:tab/>{ </text:p>
      <text:p text:style-name="P1"><text:tab/><text:tab/>//implicit in x using jacobi method </text:p>
      <text:p text:style-name="P1"><text:tab/><text:tab/>for (y=1;y&lt;MESHY+1;y++) </text:p>
      <text:p text:style-name="P1"><text:tab/><text:tab/>{ </text:p>
      <text:p text:style-name="P1"><text:tab/><text:tab/><text:tab/>d_x[1] = c_old[1][y] + alpha*c_old[0][y] + alpha*(c_old[1][y-1] - 2.0*c_old[1][y] + c_old[1][y+1]); </text:p>
      <text:p text:style-name="P1"><text:tab/><text:tab/><text:tab/>a_x[1] = 0.0; </text:p>
      <text:p text:style-name="P1"><text:tab/><text:tab/><text:tab/>b_x[1] = 1.0+2.0*alpha; </text:p>
      <text:p text:style-name="P1"><text:tab/><text:tab/><text:tab/>c_x[1] = -alpha; </text:p>
      <text:p text:style-name="P1"><text:tab/><text:tab/><text:tab/>for (x=2;x&lt;MESHX+1;x++) </text:p>
      <text:p text:style-name="P1"><text:tab/><text:tab/><text:tab/>{ </text:p>
      <text:p text:style-name="P1"><text:tab/><text:tab/><text:tab/><text:tab/>a_x[x] = -alpha; </text:p>
      <text:p text:style-name="P1"><text:tab/><text:tab/><text:tab/><text:tab/>b_x[x] = 1.0+2.0*alpha; </text:p>
      <text:p text:style-name="P1"><text:tab/><text:tab/><text:tab/><text:tab/>c_x[x] = -alpha; </text:p>
      <text:p text:style-name="P1"><text:tab/><text:tab/><text:tab/><text:tab/>d_x[x] = c_old[x][y] + alpha*(c_old[x][y-1] - 2.0*c_old[x][y] + c_old[x][y+1]); </text:p>
      <text:p text:style-name="P1"><text:tab/><text:tab/><text:tab/>} </text:p>
      <text:p text:style-name="P1"><text:tab/><text:tab/><text:tab/>c_x[MESHX] <text:s/>= 0.0; </text:p>
      <text:p text:style-name="P1"><text:tab/><text:tab/><text:tab/>d_x[MESHX] = c_old[MESHX][y] + alpha*c_old[MESHX+1][y] + alpha*(c_old[MESHX][y-1] - 2.0*c_old[MESHX][y] + c_old[MESHX][y+1]); </text:p>
      <text:p text:style-name="P1"><text:tab/><text:tab/><text:tab/>iter=0; </text:p>
      <text:p text:style-name="P1"><text:tab/><text:tab/><text:tab/>update(c_old,c_k); </text:p>
      <text:p text:style-name="P1"><text:tab/><text:tab/><text:tab/>for(iter=0;iter&lt;10;iter++) </text:p>
      <text:p text:style-name="P1"><text:tab/><text:tab/><text:tab/> { </text:p>
      <text:p text:style-name="P1"><text:tab/><text:tab/><text:tab/><text:tab/>for(x=1;x&lt;MESHX+1; x++) </text:p>
      <text:p text:style-name="P1"><text:tab/><text:tab/><text:tab/><text:tab/>{ </text:p>
      <text:p text:style-name="P1"><text:tab/><text:tab/><text:tab/><text:tab/><text:tab/>c_old[x][y] = (d_x[x] - a_x[x]*c_k[x-1][y] - c_x[x]*c_k[x+1][y])/b_x[x]; </text:p>
      <text:p text:style-name="P1"><text:tab/><text:tab/><text:tab/><text:tab/>} </text:p>
      <text:p text:style-name="P1"><text:tab/><text:tab/><text:tab/><text:tab/>update(c_old,c_k); </text:p>
      <text:p text:style-name="P1"><text:tab/><text:tab/><text:tab/> } </text:p>
      <text:p text:style-name="P1"><text:tab/> <text:s text:c="3"/>} </text:p>
      <text:p text:style-name="P1"><text:tab/> <text:s text:c="3"/></text:p>
      <text:p text:style-name="P1"><text:tab/> <text:s text:c="3"/></text:p>
      <text:p text:style-name="P1"><text:tab/> <text:s text:c="3"/></text:p>
      <text:p text:style-name="P1"><text:tab/> <text:s text:c="3"/>//implicit in y using jacobi method </text:p>
      <text:p text:style-name="P1"><text:tab/> <text:s text:c="3"/>for (x=1;x&lt;MESHX+1;x++) </text:p>
      <text:p text:style-name="P1"><text:tab/><text:tab/>{ </text:p>
      <text:p text:style-name="P1"><text:tab/><text:tab/><text:tab/>d_y[1] = c_old[x][1] + alpha*c_old[x][0] + alpha*(c_old[x-1][1] - 2.0*c_old[x][1] + c_old[x+1][1]); </text:p>
      <text:p text:style-name="P1"><text:tab/><text:tab/><text:tab/>a_y[1] = 0.0; </text:p>
      <text:p text:style-name="P1"><text:tab/><text:tab/><text:tab/>b_y[1] = 1.0+2.0*alpha; </text:p>
      <text:p text:style-name="P1"><text:tab/><text:tab/><text:tab/>c_y[1] = -alpha; </text:p>
      <text:p text:style-name="P1"><text:tab/><text:tab/><text:tab/>for (y=2;y&lt;MESHY+1;y++) </text:p>
      <text:p text:style-name="P1"><text:tab/><text:tab/><text:tab/>{ </text:p>
      <text:p text:style-name="P1"><text:tab/><text:tab/><text:tab/><text:tab/>a_y[y] = -alpha; </text:p>
      <text:p text:style-name="P1"><text:tab/><text:tab/><text:tab/><text:tab/>b_y[y] = 1.0+2.0*alpha; </text:p>
      <text:p text:style-name="P1"><text:tab/><text:tab/><text:tab/><text:tab/>c_y[y] = -alpha; </text:p>
      <text:p text:style-name="P1"><text:tab/><text:tab/><text:tab/><text:tab/>d_y[y] = c_old[x][y] + alpha*(c_old[x-1][y] - 2.0*c_old[x][y] + c_old[x+1][y]); </text:p>
      <text:p text:style-name="P1"><text:tab/><text:tab/><text:tab/>} </text:p>
      <text:p text:style-name="P1"><text:tab/><text:tab/><text:tab/>c_y[MESHY] <text:s/>= 0.0; </text:p>
      <text:p text:style-name="P1"><text:soft-page-break/><text:tab/><text:tab/><text:tab/>d_y[MESHY] = c_old[x][MESHY] + alpha*c_old[x][MESHY+1] + alpha*(c_old[x-1][MESHY] - 2.0*c_old[x][MESHY] + c_old[x+1][MESHY]); </text:p>
      <text:p text:style-name="P1"><text:tab/><text:tab/><text:tab/>iter=0; </text:p>
      <text:p text:style-name="P1"><text:tab/><text:tab/><text:tab/>update(c_old,c_k); </text:p>
      <text:p text:style-name="P1"><text:tab/><text:tab/><text:tab/>for(iter=0;iter&lt;10;iter++) </text:p>
      <text:p text:style-name="P1"><text:tab/><text:tab/><text:tab/> { </text:p>
      <text:p text:style-name="P1"><text:tab/><text:tab/><text:tab/><text:tab/>for(y=1;y&lt;MESHX+1; y++) </text:p>
      <text:p text:style-name="P1"><text:tab/><text:tab/><text:tab/><text:tab/>{ </text:p>
      <text:p text:style-name="P1"><text:tab/><text:tab/><text:tab/><text:tab/><text:tab/>c_old[x][y] = (d_y[y] - a_y[y]*c_k[x][y-1] - c_y[y]*c_k[x][y+1])/b_y[y]; </text:p>
      <text:p text:style-name="P1"><text:tab/><text:tab/><text:tab/><text:tab/>} </text:p>
      <text:p text:style-name="P1"><text:tab/><text:tab/><text:tab/><text:tab/>update(c_old,c_k); </text:p>
      <text:p text:style-name="P1"><text:tab/><text:tab/><text:tab/> } </text:p>
      <text:p text:style-name="P1"><text:tab/> <text:s text:c="3"/>} </text:p>
      <text:p text:style-name="P1"><text:tab/> <text:s text:c="3"/>if (t%saveT == 0) </text:p>
      <text:p text:style-name="P1"><text:tab/> <text:s text:c="3"/>{ </text:p>
      <text:p text:style-name="P1"><text:tab/><text:tab/><text:tab/>sprintf(filename,"composition%ld.dat", t); </text:p>
      <text:p text:style-name="P1"><text:tab/><text:tab/><text:tab/>fp=fopen (filename,"w"); </text:p>
      <text:p text:style-name="P1"><text:tab/><text:tab/><text:tab/>writetofile (fp); </text:p>
      <text:p text:style-name="P1"><text:tab/><text:tab/><text:tab/>fclose (fp); </text:p>
      <text:p text:style-name="P1"><text:tab/><text:tab/>} </text:p>
      <text:p text:style-name="P1"><text:tab/>} </text:p>
      <text:p text:style-name="P1">} </text:p>
      <text:p text:style-name="P1"/>
      <text:p text:style-name="P1"/>
      <text:p text:style-name="P1">void initialize() </text:p>
      <text:p text:style-name="P1">{ </text:p>
      <text:p text:style-name="P1"><text:tab/> long x,y; </text:p>
      <text:p text:style-name="P1"><text:tab/> for (x=0;x&lt;=(MESHX+1);x++) </text:p>
      <text:p text:style-name="P1"><text:tab/> { </text:p>
      <text:p text:style-name="P1"><text:tab/><text:tab/> for(y=0;y&lt;=(MESHY+1);y++) </text:p>
      <text:p text:style-name="P1"><text:tab/><text:tab/> { </text:p>
      <text:p text:style-name="P1"><text:tab/><text:tab/><text:tab/> if (((x-(MESHX+1)/2)*(x-(MESHX+1)/2) + (y-(MESHY+1)/2)*(y-(MESHY+1)/2)) &lt; radius*radius) </text:p>
      <text:p text:style-name="P1"><text:tab/><text:tab/><text:tab/><text:tab/>c_old[x][y] = 0.8; </text:p>
      <text:p text:style-name="P1"><text:tab/><text:tab/><text:tab/> else </text:p>
      <text:p text:style-name="P1"><text:tab/><text:tab/><text:tab/><text:tab/>c_old[x][y] = 0.1; </text:p>
      <text:p text:style-name="P1"><text:tab/><text:tab/> } </text:p>
      <text:p text:style-name="P1"><text:tab/> } </text:p>
      <text:p text:style-name="P1">} </text:p>
      <text:p text:style-name="P1">void update () </text:p>
      <text:p text:style-name="P1">{ </text:p>
      <text:p text:style-name="P1"><text:tab/>long x,y; </text:p>
      <text:p text:style-name="P1"><text:tab/>for (y=0;y&lt;MESHY+1;y++) </text:p>
      <text:p text:style-name="P1"><text:tab/>{ </text:p>
      <text:p text:style-name="P1"><text:tab/><text:tab/>for (x=0;x&lt;MESHX+1;x++) </text:p>
      <text:p text:style-name="P1"><text:tab/><text:tab/>{ </text:p>
      <text:p text:style-name="P1"><text:tab/><text:tab/><text:tab/>c_k[x][y] = c_old[x][y]; </text:p>
      <text:p text:style-name="P1"><text:tab/><text:tab/>} </text:p>
      <text:p text:style-name="P1"><text:tab/>} </text:p>
      <text:p text:style-name="P1">} </text:p>
      <text:p text:style-name="P1">void writetofile (FILE *fp) </text:p>
      <text:p text:style-name="P1"><text:soft-page-break/>{ </text:p>
      <text:p text:style-name="P1"><text:s/>long x,y; </text:p>
      <text:p text:style-name="P1"><text:s/>for (x=0;x&lt;=(MESHX+1);x++) </text:p>
      <text:p text:style-name="P1"><text:s/>{ </text:p>
      <text:p text:style-name="P1"><text:tab/> for (y=0;y&lt;=(MESHY+1);y++) </text:p>
      <text:p text:style-name="P1"><text:tab/> { </text:p>
      <text:p text:style-name="P1"><text:tab/><text:tab/> fprintf(fp, "%le %le %le\n", x*deltax, y*deltay, c_old[x][y]); </text:p>
      <text:p text:style-name="P1"><text:tab/> } </text:p>
      <text:p text:style-name="P1"><text:tab/> fprintf(fp,"\n"); </text:p>
      <text:p text:style-name="P1"><text:s/>}<text:tab/> </text:p>
      <text:p text:style-name="P1">}</text:p>
      <text:p text:style-name="P1"/>
      <text:p text:style-name="P4">2. PROGRAM FOR SOLVING 2D DIFFUSION EQUATION (Diffusion Coefficient D = 1) WITH ADI METHOD USING <text:span text:style-name="T2">RED-BLACK </text:span>GAUSS-SIEDEL ALGORITHM FOR IMPLICIT DISCRETIZATION.</text:p>
      <text:p text:style-name="P1"/>
      <text:p text:style-name="P1">#include &lt;stdio.h&gt; </text:p>
      <text:p text:style-name="P1">#include &lt;stdlib.h&gt; </text:p>
      <text:p text:style-name="P1"/>
      <text:p text:style-name="P1">#define MESHX 100 </text:p>
      <text:p text:style-name="P1">#define MESHY 100 </text:p>
      <text:p text:style-name="P1"/>
      <text:p text:style-name="P1">#define ntime 2000 </text:p>
      <text:p text:style-name="P1">#define deltat 0.1 </text:p>
      <text:p text:style-name="P1">#define deltax 1.0 </text:p>
      <text:p text:style-name="P1">#define deltay 1.0 </text:p>
      <text:p text:style-name="P1">#define saveT 200 </text:p>
      <text:p text:style-name="P1">#define radius 20 </text:p>
      <text:p text:style-name="P1">double c_old[MESHX+2][MESHY+2]; </text:p>
      <text:p text:style-name="P1"/>
      <text:p text:style-name="P1">void initialize(); </text:p>
      <text:p text:style-name="P1">void writetofile (FILE *fp); </text:p>
      <text:p text:style-name="P1"/>
      <text:p text:style-name="P1">void main () </text:p>
      <text:p text:style-name="P1">{ </text:p>
      <text:p text:style-name="P1"><text:tab/>long t; </text:p>
      <text:p text:style-name="P1"><text:tab/>long x,y; </text:p>
      <text:p text:style-name="P1"><text:tab/>char filename [1000]; </text:p>
      <text:p text:style-name="P1"><text:tab/> </text:p>
      <text:p text:style-name="P1"><text:tab/>double a_x[MESHX+1]; </text:p>
      <text:p text:style-name="P1"><text:tab/>double b_x[MESHX+1]; </text:p>
      <text:p text:style-name="P1"><text:tab/>double c_x[MESHX+1]; </text:p>
      <text:p text:style-name="P1"><text:tab/>double d_x[MESHX+1]; </text:p>
      <text:p text:style-name="P1"><text:tab/> </text:p>
      <text:p text:style-name="P1"><text:tab/>double a_y[MESHY+1]; </text:p>
      <text:p text:style-name="P1"><text:tab/>double b_y[MESHY+1]; </text:p>
      <text:p text:style-name="P1"><text:tab/>double c_y[MESHY+1]; </text:p>
      <text:p text:style-name="P1"><text:tab/>double d_y[MESHY+1]; </text:p>
      <text:p text:style-name="P1"><text:tab/>double inv_deltax2 = 1/(deltax*deltax); </text:p>
      <text:p text:style-name="P1"><text:tab/>long iter; </text:p>
      <text:p text:style-name="P1"><text:tab/> </text:p>
      <text:p text:style-name="P1"><text:soft-page-break/><text:tab/>double alpha = inv_deltax2*deltat; </text:p>
      <text:p text:style-name="P1"><text:tab/> </text:p>
      <text:p text:style-name="P1"><text:tab/>FILE *fp; </text:p>
      <text:p text:style-name="P1"><text:tab/>c_old[MESHX+2][MESHY+2]; </text:p>
      <text:p text:style-name="P1"><text:tab/> </text:p>
      <text:p text:style-name="P1"><text:tab/>initialize(); </text:p>
      <text:p text:style-name="P1"><text:tab/><text:tab/> </text:p>
      <text:p text:style-name="P1"><text:tab/>//for (t=0;t&lt;ntime;t++) </text:p>
      <text:p text:style-name="P1"><text:tab/>//{ </text:p>
      <text:p text:style-name="P1"><text:tab/><text:tab/>//implicit in x using red-black Gauss-Siedel method </text:p>
      <text:p text:style-name="P1"><text:tab/><text:tab/>for (y=1;y&lt;MESHY+1;y++) </text:p>
      <text:p text:style-name="P1"><text:tab/><text:tab/>{ </text:p>
      <text:p text:style-name="P1"><text:tab/><text:tab/><text:tab/>//create matrix </text:p>
      <text:p text:style-name="P1"><text:tab/><text:tab/><text:tab/>d_x[1] = c_old[1][y] + alpha*c_old[0][y] + alpha*(c_old[1][y-1] - 2.0*c_old[1][y] + c_old[1][y+1]); </text:p>
      <text:p text:style-name="P1"><text:tab/><text:tab/><text:tab/>a_x[1] = 0.0; </text:p>
      <text:p text:style-name="P1"><text:tab/><text:tab/><text:tab/>b_x[1] = 1.0+2.0*alpha; </text:p>
      <text:p text:style-name="P1"><text:tab/><text:tab/><text:tab/>c_x[1] = -alpha; </text:p>
      <text:p text:style-name="P1"><text:tab/><text:tab/><text:tab/>for (x=2;x&lt;MESHX+1;x++) </text:p>
      <text:p text:style-name="P1"><text:tab/><text:tab/><text:tab/>{ </text:p>
      <text:p text:style-name="P1"><text:tab/><text:tab/><text:tab/><text:tab/>a_x[x] = -alpha; </text:p>
      <text:p text:style-name="P1"><text:tab/><text:tab/><text:tab/><text:tab/>b_x[x] = 1.0+2.0*alpha; </text:p>
      <text:p text:style-name="P1"><text:tab/><text:tab/><text:tab/><text:tab/>c_x[x] = -alpha; </text:p>
      <text:p text:style-name="P1"><text:tab/><text:tab/><text:tab/><text:tab/>d_x[x] = c_old[x][y] + alpha*(c_old[x][y-1] - 2.0*c_old[x][y] + c_old[x][y+1]); </text:p>
      <text:p text:style-name="P1"><text:tab/><text:tab/><text:tab/>} </text:p>
      <text:p text:style-name="P1"><text:tab/><text:tab/><text:tab/>c_x[MESHX] <text:s/>= 0.0; </text:p>
      <text:p text:style-name="P1"><text:tab/><text:tab/><text:tab/>d_x[MESHX] = c_old[MESHX][y] + alpha*c_old[MESHX+1][y] + alpha*(c_old[MESHX][y-1] - 2.0*c_old[MESHX][y] + c_old[MESHX][y+1]); </text:p>
      <text:p text:style-name="P1"><text:tab/><text:tab/><text:tab/>iter=0; </text:p>
      <text:p text:style-name="P1"><text:tab/><text:tab/><text:tab/>//ODD x UPDATE using latest updated values of even x </text:p>
      <text:p text:style-name="P1"><text:tab/><text:tab/><text:tab/>for(iter=0;iter&lt;=10;iter++) </text:p>
      <text:p text:style-name="P1"><text:tab/><text:tab/><text:tab/>{ </text:p>
      <text:p text:style-name="P1"><text:tab/><text:tab/><text:tab/><text:tab/>for(x=1;x&lt;=MESHX; x+=2) </text:p>
      <text:p text:style-name="P1"><text:tab/><text:tab/><text:tab/><text:tab/>{ </text:p>
      <text:p text:style-name="P1"><text:tab/><text:tab/><text:tab/><text:tab/><text:tab/>c_old[x][y] = (d_x[x] - a_x[x]*c_old[x-1][y] - c_x[x]*c_old[x+1][y])/b_x[x]; </text:p>
      <text:p text:style-name="P1"><text:tab/><text:tab/><text:tab/><text:tab/>} </text:p>
      <text:p text:style-name="P1"><text:tab/><text:tab/><text:tab/>//EVEN x UPDATE using latest updated values of odd x </text:p>
      <text:p text:style-name="P1"><text:tab/><text:tab/><text:tab/><text:tab/>for(x=2;x&lt;=MESHX; x+=2) </text:p>
      <text:p text:style-name="P1"><text:tab/><text:tab/><text:tab/><text:tab/>{ </text:p>
      <text:p text:style-name="P1"><text:tab/><text:tab/><text:tab/><text:tab/><text:tab/>c_old[x][y] = (d_x[x] - a_x[x]*c_old[x-1][y] - c_x[x]*c_old[x+1][y])/b_x[x]; </text:p>
      <text:p text:style-name="P1"><text:tab/><text:tab/><text:tab/><text:tab/>} </text:p>
      <text:p text:style-name="P1"><text:tab/><text:tab/><text:tab/>}<text:tab/> </text:p>
      <text:p text:style-name="P1"><text:tab/> <text:s text:c="3"/>} </text:p>
      <text:p text:style-name="P1"><text:tab/> <text:s text:c="3"/></text:p>
      <text:p text:style-name="P1"><text:tab/> <text:s text:c="3"/></text:p>
      <text:p text:style-name="P1"><text:tab/> <text:s text:c="3"/></text:p>
      <text:p text:style-name="P1"><text:tab/> <text:s text:c="3"/>//implicit in y using red-black Gauss-Siedel method </text:p>
      <text:p text:style-name="P1"><text:tab/> <text:s text:c="3"/>for (x=1;x&lt;MESHX+1;x++) </text:p>
      <text:p text:style-name="P1"><text:tab/><text:tab/>{ </text:p>
      <text:p text:style-name="P1"><text:soft-page-break/><text:tab/><text:tab/><text:tab/>//create matrix </text:p>
      <text:p text:style-name="P1"><text:tab/><text:tab/><text:tab/>d_y[1] = c_old[x][1] + alpha*c_old[x][0] + alpha*(c_old[x-1][1] - 2.0*c_old[x][1] + c_old[x+1][1]); </text:p>
      <text:p text:style-name="P1"><text:tab/><text:tab/><text:tab/>a_y[1] = 0.0; </text:p>
      <text:p text:style-name="P1"><text:tab/><text:tab/><text:tab/>b_y[1] = 1.0+2.0*alpha; </text:p>
      <text:p text:style-name="P1"><text:tab/><text:tab/><text:tab/>c_y[1] = -alpha; </text:p>
      <text:p text:style-name="P1"><text:tab/><text:tab/><text:tab/>for (y=2;y&lt;MESHY+1;y++) </text:p>
      <text:p text:style-name="P1"><text:tab/><text:tab/><text:tab/>{ </text:p>
      <text:p text:style-name="P1"><text:tab/><text:tab/><text:tab/><text:tab/>a_y[y] = -alpha; </text:p>
      <text:p text:style-name="P1"><text:tab/><text:tab/><text:tab/><text:tab/>b_y[y] = 1.0+2.0*alpha; </text:p>
      <text:p text:style-name="P1"><text:tab/><text:tab/><text:tab/><text:tab/>c_y[y] = -alpha; </text:p>
      <text:p text:style-name="P1"><text:tab/><text:tab/><text:tab/><text:tab/>d_y[y] = c_old[x][y] + alpha*(c_old[x-1][y] - 2.0*c_old[x][y] + c_old[x+1][y]); </text:p>
      <text:p text:style-name="P1"><text:tab/><text:tab/><text:tab/>} </text:p>
      <text:p text:style-name="P1"><text:tab/><text:tab/><text:tab/>c_y[MESHY] <text:s/>= 0.0; </text:p>
      <text:p text:style-name="P1"><text:tab/><text:tab/><text:tab/>d_y[MESHY] = c_old[x][MESHY] + alpha*c_old[x][MESHY+1] + alpha*(c_old[x-1][MESHY] - 2.0*c_old[x][MESHY] + c_old[x+1][MESHY]); </text:p>
      <text:p text:style-name="P1"><text:tab/><text:tab/><text:tab/>iter=0; </text:p>
      <text:p text:style-name="P1"><text:tab/><text:tab/><text:tab/>//ODD y UPDATE using latest updated values of even y </text:p>
      <text:p text:style-name="P1"><text:tab/><text:tab/><text:tab/>for(iter=0;iter&lt;=10;iter++) </text:p>
      <text:p text:style-name="P1"><text:tab/><text:tab/><text:tab/>{ </text:p>
      <text:p text:style-name="P1"><text:tab/><text:tab/><text:tab/><text:tab/>for(y=1;y&lt;=MESHY; y+=2) </text:p>
      <text:p text:style-name="P1"><text:tab/><text:tab/><text:tab/><text:tab/>{ </text:p>
      <text:p text:style-name="P1"><text:tab/><text:tab/><text:tab/><text:tab/><text:tab/>c_old[x][y] = (d_y[y] - a_y[y]*c_old[x][y-1] - c_y[y]*c_old[x][y+1])/b_y[y]; </text:p>
      <text:p text:style-name="P1"><text:tab/><text:tab/><text:tab/><text:tab/>} </text:p>
      <text:p text:style-name="P1"><text:tab/><text:tab/><text:tab/>//EVEN y UPDATE using latest updated values of odd y </text:p>
      <text:p text:style-name="P1"><text:tab/><text:tab/><text:tab/><text:tab/>for(y=2;y&lt;=MESHX; y+=2) </text:p>
      <text:p text:style-name="P1"><text:tab/><text:tab/><text:tab/><text:tab/>{ </text:p>
      <text:p text:style-name="P1"><text:tab/><text:tab/><text:tab/><text:tab/><text:tab/>c_old[x][y] = (d_y[y] - a_y[y]*c_old[x][y-1] - c_y[y]*c_old[x][y+1])/b_y[y]; </text:p>
      <text:p text:style-name="P1"><text:tab/><text:tab/><text:tab/><text:tab/>} </text:p>
      <text:p text:style-name="P1"><text:tab/><text:tab/><text:tab/>}<text:tab/> </text:p>
      <text:p text:style-name="P1"><text:tab/> <text:s text:c="3"/>} </text:p>
      <text:p text:style-name="P1"><text:tab/> <text:s text:c="3"/>if (t%saveT == 0) </text:p>
      <text:p text:style-name="P1"><text:tab/> <text:s text:c="3"/>{ </text:p>
      <text:p text:style-name="P1"><text:tab/><text:tab/><text:tab/>sprintf(filename,"composition%ld.dat", t); </text:p>
      <text:p text:style-name="P1"><text:tab/><text:tab/><text:tab/>fp=fopen (filename,"w"); </text:p>
      <text:p text:style-name="P1"><text:tab/><text:tab/><text:tab/>writetofile (fp); </text:p>
      <text:p text:style-name="P1"><text:tab/><text:tab/><text:tab/>fclose (fp); </text:p>
      <text:p text:style-name="P1"><text:tab/><text:tab/>} </text:p>
      <text:p text:style-name="P1"><text:tab/>// </text:p>
      <text:p text:style-name="P1">} </text:p>
      <text:p text:style-name="P1"/>
      <text:p text:style-name="P1"/>
      <text:p text:style-name="P1">void initialize() </text:p>
      <text:p text:style-name="P1">{ </text:p>
      <text:p text:style-name="P1"><text:tab/> long x,y; </text:p>
      <text:p text:style-name="P1"><text:tab/> for (x=0;x&lt;=(MESHX+1);x++) </text:p>
      <text:p text:style-name="P1"><text:tab/> { </text:p>
      <text:p text:style-name="P1"><text:tab/><text:tab/> for(y=0;y&lt;=(MESHY+1);y++) </text:p>
      <text:p text:style-name="P1"><text:tab/><text:tab/> { </text:p>
      <text:p text:style-name="P1"><text:soft-page-break/><text:tab/><text:tab/><text:tab/> if (((x-(MESHX+1)/2)*(x-(MESHX+1)/2) + (y-(MESHY+1)/2)*(y-(MESHY+1)/2)) &lt; radius*radius) </text:p>
      <text:p text:style-name="P1"><text:tab/><text:tab/><text:tab/><text:tab/>c_old[x][y] = 0.8; </text:p>
      <text:p text:style-name="P1"><text:tab/><text:tab/><text:tab/> else </text:p>
      <text:p text:style-name="P1"><text:tab/><text:tab/><text:tab/><text:tab/>c_old[x][y] = 0.1; </text:p>
      <text:p text:style-name="P1"><text:tab/><text:tab/> } </text:p>
      <text:p text:style-name="P1"><text:tab/> } </text:p>
      <text:p text:style-name="P1">} </text:p>
      <text:p text:style-name="P1"/>
      <text:p text:style-name="P1">void writetofile (FILE *fp) </text:p>
      <text:p text:style-name="P1">{ </text:p>
      <text:p text:style-name="P1"><text:s/>long x,y; </text:p>
      <text:p text:style-name="P1"><text:s/>for (x=0;x&lt;=(MESHX+1);x++) </text:p>
      <text:p text:style-name="P1"><text:s/>{ </text:p>
      <text:p text:style-name="P1"><text:tab/> for (y=0;y&lt;=(MESHY+1);y++) </text:p>
      <text:p text:style-name="P1"><text:tab/> { </text:p>
      <text:p text:style-name="P1"><text:tab/><text:tab/> fprintf(fp, "%le %le %le\n", x*deltax, y*deltay, c_old[x][y]); </text:p>
      <text:p text:style-name="P1"><text:tab/> } </text:p>
      <text:p text:style-name="P1"><text:tab/> fprintf(fp,"\n"); </text:p>
      <text:p text:style-name="P1"><text:s/>}<text:tab/> </text:p>
      <text:p text:style-name="P1">}</text:p>
      <text:p text:style-name="P1"/>
      <text:p text:style-name="P3">2. <text:span text:style-name="T1">COMPARISON OF THE NATURE OF THE CONVERGENCE OF THE TWO ALGORITHMS</text:span></text:p>
      <text:p text:style-name="P2"/>
      <text:list xml:id="list3587951257690410438" text:style-name="L1">
        <text:list-item>
          <text:p text:style-name="P5">At a particular node (x=45,y=25), composition values were analyzed for successive number of iterations of each algorithm and the difference “<text:span text:style-name="T4">D</text:span>iff” between the compositions at that node for successive number of allowed iterations after 1000 timesteps were observed. The results are plotted in figure 1 as shown below.</text:p>
          <text:p text:style-name="P6">Diff = (compostion for n iterations) – (composition for n-1 iterations)</text:p>
          <text:p text:style-name="P5"/>
        </text:list-item>
        <text:list-item>
          <text:p text:style-name="P5">From the figure, it can be seen that there is not much difference in the nature of the convergence exhibited by the two algorithms. However, it is observed that the time taken by the Red-Black Gauss-Siedel (G-S) algortihm to reach the same level of convergence as the Jacobi algorithm is much faster. </text:p>
          <text:p text:style-name="P5">From the <text:span text:style-name="T2">CPU</text:span> execution times of the two programs, it was observed that the program for <text:span text:style-name="T2">analysing the convergence of the</text:span> Jacobi algorithm takes <text:span text:style-name="T3">1779.33</text:span> seconds to complete while the <text:span text:style-name="T2">same for the</text:span> G-S algortihm takes <text:span text:style-name="T3">30.84</text:span> seconds to complete, indicating that for the same level of convergence, the latter is a much faster algorith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00:11:50.198426684</meta:creation-date>
    <meta:generator>LibreOffice/4.2.8.2$Linux_X86_64 LibreOffice_project/420m0$Build-2</meta:generator>
    <dc:date>2016-09-12T00:53:47.161059388</dc:date>
    <meta:editing-duration>PT24M29S</meta:editing-duration>
    <meta:editing-cycles>5</meta:editing-cycles>
    <meta:document-statistic meta:table-count="0" meta:image-count="0" meta:object-count="0" meta:page-count="7" meta:paragraph-count="296" meta:word-count="933" meta:character-count="7851" meta:non-whitespace-character-count="6250"/>
  </office:meta>
</office:document-meta>
</file>